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8000000957FBADA8F.png" manifest:media-type="image/png"/>
  <manifest:file-entry manifest:full-path="Pictures/10000000000005DC00000465E88143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LGC Sans" svg:font-family="'DejaVu LGC Sans'" style:font-pitch="variable"/>
    <style:font-face style:name="Liberation Sans1" svg:font-family="'Liberation Sans'" style:font-pitch="variable"/>
    <style:font-face style:name="Liberation Sans Bold1" svg:font-family="'Liberation Sans Bold'" style:font-pitch="variable"/>
    <style:font-face style:name="Tahoma1" svg:font-family="Tahoma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 Bold2" svg:font-family="'Liberation Sans Bold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cm" fo:min-width="7.536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cm" fo:min-width="2.332cm" fo:padding-top="0.127cm" fo:padding-bottom="0.127cm" fo:padding-left="0.254cm" fo:padding-right="0.254cm" fo:wrap-option="wrap"/>
    </style:style>
    <style:style style:name="pr1" style:family="presentation" style:parent-style-name="RH_25_20Internal_25_20Preso_25_20-title" style:list-style-name="L5">
      <style:graphic-properties draw:stroke="none" draw:fill="none" draw:fill-color="#000000" draw:textarea-horizontal-align="justify" draw:textarea-vertical-align="middle" draw:auto-grow-height="true" draw:auto-grow-width="false" fo:min-height="2.498cm" fo:min-width="0cm" fo:padding-top="0.127cm" fo:padding-bottom="0.127cm" fo:padding-left="1.27cm" fo:padding-right="1.27cm" fo:wrap-option="wrap"/>
    </style:style>
    <style:style style:name="pr2" style:family="presentation" style:parent-style-name="RH_25_20Internal_25_20Preso_25_20-subtitle">
      <style:graphic-properties draw:fill-color="#ffffff" draw:auto-grow-height="true" fo:min-height="6.457cm"/>
    </style:style>
    <style:style style:name="pr3" style:family="presentation" style:parent-style-name="RH_25_20Internal_25_20Preso_25_20-notes">
      <style:graphic-properties draw:fill-color="#ffffff" draw:auto-grow-height="true" fo:min-height="11.405cm"/>
    </style:style>
    <style:style style:name="pr4" style:family="presentation" style:parent-style-name="Title2-title">
      <style:graphic-properties fo:min-height="2.966cm"/>
    </style:style>
    <style:style style:name="pr5" style:family="presentation" style:parent-style-name="Title2-outline1">
      <style:graphic-properties fo:min-height="12.873cm"/>
    </style:style>
    <style:style style:name="pr6" style:family="presentation" style:parent-style-name="Title2-notes">
      <style:graphic-properties draw:fill-color="#ffffff" draw:auto-grow-height="true" fo:min-height="11.405cm"/>
    </style:style>
    <style:style style:name="pr7" style:family="presentation" style:parent-style-name="Title2-notes">
      <style:graphic-properties draw:fill-color="#ffffff" fo:min-height="11.405cm"/>
    </style:style>
    <style:style style:name="pr8" style:family="presentation" style:parent-style-name="Title2_5f_-title">
      <style:graphic-properties fo:min-height="2.966cm"/>
    </style:style>
    <style:style style:name="pr9" style:family="presentation" style:parent-style-name="Title2_5f_-outline1">
      <style:graphic-properties fo:min-height="12.873cm"/>
    </style:style>
    <style:style style:name="pr10" style:family="presentation" style:parent-style-name="Title2_5f_-notes">
      <style:graphic-properties draw:fill-color="#ffffff" draw:auto-grow-height="true" fo:min-height="11.405cm"/>
    </style:style>
    <style:style style:name="pr11" style:family="presentation" style:parent-style-name="Title2_5f__5f_-title">
      <style:graphic-properties fo:min-height="2.966cm"/>
    </style:style>
    <style:style style:name="pr12" style:family="presentation" style:parent-style-name="Title2_5f__5f_-outline1">
      <style:graphic-properties fo:min-height="12.873cm"/>
    </style:style>
    <style:style style:name="pr13" style:family="presentation" style:parent-style-name="Title2_5f__5f_-notes">
      <style:graphic-properties draw:fill-color="#ffffff" draw:auto-grow-height="true" fo:min-height="11.405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text-align="start" fo:text-indent="0cm" style:writing-mode="lr-tb"/>
    </style:style>
    <style:style style:name="P4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93%" fo:text-align="center" fo:text-indent="0cm" style:punctuation-wrap="hanging" style:line-break="strict"/>
      <style:text-properties fo:font-size="24pt"/>
    </style:style>
    <style:style style:name="P10" style:family="paragraph"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text-properties fo:font-size="88pt" style:font-size-asian="88pt" style:font-size-complex="88pt"/>
    </style:style>
    <style:style style:name="T1" style:family="text">
      <style:text-properties fo:color="#898989" style:font-name="Liberation Sans2" fo:font-size="12pt" fo:language="en" fo:country="US" style:font-name-asian="Liberation Sans2" style:font-size-asian="12pt" style:font-name-complex="Liberation Sans2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/>
    </style:style>
    <style:style style:name="T6" style:family="text">
      <style:text-properties fo:font-size="88pt" style:font-size-asian="88pt" style:font-size-complex="8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9cm"/>
        <style:text-properties style:font-name="Arial2" fo:color="#000000" fo:font-size="100%"/>
      </text:list-level-style-bullet>
      <text:list-level-style-bullet text:level="3" text:bullet-char="•">
        <style:list-level-properties text:space-before="1.261cm"/>
        <style:text-properties style:font-name="Arial2" fo:color="#000000" fo:font-size="100%"/>
      </text:list-level-style-bullet>
      <text:list-level-style-bullet text:level="4" text:bullet-char="•">
        <style:list-level-properties text:space-before="1.905cm"/>
        <style:text-properties style:font-name="Arial2" fo:color="#000000" fo:font-size="100%"/>
      </text:list-level-style-bullet>
      <text:list-level-style-bullet text:level="5" text:bullet-char="•">
        <style:list-level-properties text:space-before="2.54cm"/>
        <style:text-properties style:font-name="Arial2" fo:color="#000000" fo:font-size="100%"/>
      </text:list-level-style-bullet>
      <text:list-level-style-bullet text:level="6" text:bullet-char="•">
        <style:list-level-properties text:space-before="2.54cm"/>
        <style:text-properties style:font-name="Arial2" fo:color="#000000" fo:font-size="100%"/>
      </text:list-level-style-bullet>
      <text:list-level-style-bullet text:level="7" text:bullet-char="•">
        <style:list-level-properties text:space-before="2.54cm"/>
        <style:text-properties style:font-name="Arial2" fo:color="#000000" fo:font-size="100%"/>
      </text:list-level-style-bullet>
      <text:list-level-style-bullet text:level="8" text:bullet-char="•">
        <style:list-level-properties text:space-before="2.54cm"/>
        <style:text-properties style:font-name="Arial2" fo:color="#000000" fo:font-size="100%"/>
      </text:list-level-style-bullet>
      <text:list-level-style-bullet text:level="9" text:bullet-char="•">
        <style:list-level-properties text:space-before="2.54cm"/>
        <style:text-properties style:font-name="Arial2" fo:color="#000000" fo:font-size="100%"/>
      </text:list-level-style-bullet>
      <text:list-level-style-bullet text:level="10" text:bullet-char="•">
        <style:list-level-properties text:space-before="2.54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0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0.639cm" text:min-label-width="0.635cm"/>
        <style:text-properties style:font-name="Arial2" fo:color="#000000" fo:font-size="100%"/>
      </text:list-level-style-bullet>
      <text:list-level-style-bullet text:level="3" text:bullet-char="•">
        <style:list-level-properties text:space-before="1.261cm" text:min-label-width="0.635cm"/>
        <style:text-properties style:font-name="Arial2" fo:color="#000000" fo:font-size="100%"/>
      </text:list-level-style-bullet>
      <text:list-level-style-bullet text:level="4" text:bullet-char="•">
        <style:list-level-properties text:space-before="1.905cm" text:min-label-width="0.635cm"/>
        <style:text-properties style:font-name="Arial2" fo:color="#000000" fo:font-size="100%"/>
      </text:list-level-style-bullet>
      <text:list-level-style-bullet text:level="5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6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7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8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9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10" text:bullet-char="•">
        <style:list-level-properties text:space-before="2.54cm" text:min-label-width="0.635cm"/>
        <style:text-properties style:font-name="Arial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Slide and Bumper Slide" draw:style-name="dp1" draw:master-page-name="RH_25_20Internal_25_20Preso_25_2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2.752cm" svg:x="0cm" svg:y="7.09cm" presentation:class="title" presentation:user-transformed="true">
          <draw:text-box>
            <text:p text:style-name="P1">Associate Consultant Boot Camp<text:line-break/>RHEL Primer</text:p>
          </draw:text-box>
        </draw:frame>
        <draw:frame presentation:style-name="pr2" draw:text-style-name="P3" draw:layer="layout" svg:width="17.11cm" svg:height="6.457cm" svg:x="0.847cm" svg:y="10.3cm" presentation:class="subtitle" presentation:user-transformed="true">
          <draw:text-box>
            <text:p text:style-name="P3">Clark Hale</text:p>
            <text:p text:style-name="P3">chale@redhat.com</text:p>
            <text:p text:style-name="P3">Senior Consultant</text:p>
            <text:p text:style-name="P3"/>
          </draw:text-box>
        </draw:frame>
        <presentation:notes draw:style-name="dp2">
          <draw:page-thumbnail draw:style-name="gr1" draw:layer="layout" svg:width="12.665cm" svg:height="9.5cm" svg:x="3.178cm" svg:y="1.904cm" draw:page-number="1" presentation:class="page"/>
          <draw:frame presentation:style-name="pr3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le2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2" draw:text-style-name="P5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" draw:text-style-name="P5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layer="layout" svg:width="20.886cm" svg:height="3.22cm" svg:x="-0.001cm" svg:y="-0.001cm" presentation:class="title">
          <draw:text-box>
            <text:p>Ancient History</text:p>
          </draw:text-box>
        </draw:frame>
        <draw:frame presentation:style-name="pr5" draw:layer="layout" svg:width="24.483cm" svg:height="13.123cm" svg:x="0.423cm" svg:y="3.669cm" presentation:class="outline">
          <draw:text-box>
            <text:list text:style-name="L4">
              <text:list-item>
                <text:p>Linux is a UNIX clone at heart. <text:s/></text:p>
              </text:list-item>
              <text:list-item>
                <text:p>UNIX began in the 1960's, when AT&amp;T withdrew from the Multics project</text:p>
              </text:list-item>
              <text:list-item>
                <text:p>Left a lot of bored researchers at Bell Labs</text:p>
              </text:list-item>
              <text:list-item>
                <text:p>UNICS was their creation. <text:s/>Eventually, the name was changed to UNIX.</text:p>
              </text:list-item>
              <text:list-item>
                <text:p>After lots of evolution, in 1990 there were two major UNIX variants:</text:p>
                <text:list>
                  <text:list-item>
                    <text:p>BSD (Current: <text:s/>FreeBSD, NetBSD, OpenBSD)</text:p>
                  </text:list-item>
                  <text:list-item>
                    <text:p>System V (Current: <text:s/>Solaris, HP-UX, AIX)</text:p>
                  </text:list-item>
                </text:list>
              </text:list-item>
              <text:list-item>
                <text:p>Linux combined features from both varieties, and has now evolved into it's own thing.</text:p>
              </text:list-item>
              <text:list-item>
                <text:p>UNIX Family Tree: <text:s/>http://www.levenez.com/unix/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" presentation:class="page"/>
          <draw:frame presentation:style-name="pr6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1" presentation:use-date-time-name="dtd1">
        <office:forms form:automatic-focus="false" form:apply-design-mode="false"/>
        <draw:frame presentation:style-name="pr4" draw:layer="layout" svg:width="20.886cm" svg:height="3.22cm" svg:x="-0.001cm" svg:y="-0.001cm" presentation:class="title">
          <draw:text-box>
            <text:p>Linux is just a Kernel</text:p>
          </draw:text-box>
        </draw:frame>
        <draw:frame presentation:style-name="pr5" draw:layer="layout" svg:width="24.483cm" svg:height="13.123cm" svg:x="0.423cm" svg:y="3.669cm" presentation:class="outline">
          <draw:text-box>
            <text:list text:style-name="L4">
              <text:list-item>
                <text:p>Linux is just a Kernel</text:p>
              </text:list-item>
              <text:list-item>
                <text:p>Most of the programs that make a Linux distribution are from other organizations</text:p>
              </text:list-item>
              <text:list-item>
                <text:p>FSF, Free Software Foundation</text:p>
                <text:list>
                  <text:list-item>
                    <text:p>Owns most of the core UNIX utilities, GCC, and more</text:p>
                  </text:list-item>
                  <text:list-item>
                    <text:p>The term GNU/Linux is used sometimes, because so many integral contributions</text:p>
                  </text:list-item>
                  <text:list-item>
                    <text:p>GNU = FSF's operating system </text:p>
                  </text:list-item>
                </text:list>
              </text:list-item>
              <text:list-item>
                <text:p>Xorg – Graphical Display system</text:p>
              </text:list-item>
              <text:list-item>
                <text:p>GNOME, KDE, XFCE – Desktop Environment</text:p>
              </text:list-item>
              <text:list-item>
                <text:p>And more!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3" presentation:class="page"/>
          <draw:frame presentation:style-name="pr7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UNIX Philosopy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UNIX is essentially an IDE for C programmers.</text:p>
              </text:list-item>
              <text:list-item>
                <text:p>Everything is a file (although not true anymore)</text:p>
              </text:list-item>
              <text:list-item>
                <text:p>IPC (interprocess communication) is easy with pipes</text:p>
              </text:list-item>
              <text:list-item>
                <text:p>Use lots of little small processes, instead of big monolithic programs</text:p>
              </text:list-item>
              <text:list-item>
                <text:p>Easy to and cheap to spawn processes</text:p>
                <text:list>
                  <text:list-item>
                    <text:p>Thread support is bolted on-after thought</text:p>
                  </text:list-item>
                  <text:list-item>
                    <text:p>UNIX predated the idea of threads.</text:p>
                  </text:list-item>
                </text:list>
              </text:list-item>
              <text:list-item>
                <text:p>KISS – Keep is Simple Stupid</text:p>
              </text:list-item>
              <text:list-item>
                <text:p>Worse is Better (http://dreamsongs.com/WIB.html)</text:p>
              </text:list-item>
              <text:list-item>
                <text:p>People like to argue about what is true to UNIX philosophy and what is not.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4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HEL = Red Hat Enterprise Linux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ed Hat's core product</text:p>
              </text:list-item>
              <text:list-item>
                <text:p>First Version released in 2000</text:p>
              </text:list-item>
              <text:list-item>
                <text:p>Preceded by Red Hat Linux, first released in 1994</text:p>
              </text:list-item>
              <text:list-item>
                <text:p>Latest Version(s): <text:s/>7.1, 6.6, 5.10</text:p>
              </text:list-item>
              <text:list-item>
                <text:p>Long support cycle</text:p>
                <text:list>
                  <text:list-item>
                    <text:p>https://access.redhat.com/support/policy/updates/errata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5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Fedora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Upstream to RHEL</text:p>
              </text:list-item>
              <text:list-item>
                <text:p>Proving grounds for experimental RHEL features</text:p>
              </text:list-item>
              <text:list-item>
                <text:p>Bleeding-edge development</text:p>
              </text:list-item>
              <text:list-item>
                <text:p>6(ish) Month Release Cycles</text:p>
              </text:list-item>
              <text:list-item>
                <text:p>Extremely limited support for past releases</text:p>
              </text:list-item>
              <text:list-item>
                <text:p>Desktop O/S of choice for many consultants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6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CentO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Originally, a repackaging of RHEL with Red Hat IP removed</text:p>
              </text:list-item>
              <text:list-item>
                <text:p>Part of Red Hat as of 2014</text:p>
              </text:list-item>
              <text:list-item>
                <text:p>Now it's a RHEL-similar distribution for workloads where:</text:p>
                <text:list>
                  <text:list-item>
                    <text:p>The rate of change in Fedora is too much</text:p>
                  </text:list-item>
                  <text:list-item>
                    <text:p>Support is not wanted</text:p>
                  </text:list-item>
                </text:list>
              </text:list-item>
              <text:list-item>
                <text:p>CentOS complements RHEL by putting our technology in more places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7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9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 text:style-name="P10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HEL Ecosystem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HEV – Red Hat Enterprise Virtualization</text:p>
                <text:list>
                  <text:list-item>
                    <text:p>Virtualization Platform built on RHEL and KVM</text:p>
                  </text:list-item>
                </text:list>
              </text:list-item>
              <text:list-item>
                <text:p>Satellite </text:p>
                <text:list>
                  <text:list-item>
                    <text:p>Configuration <text:s/>and Deployment Management, Repository Mirror</text:p>
                  </text:list-item>
                </text:list>
              </text:list-item>
              <text:list-item>
                <text:p>Identity Management &amp; Infrastructure </text:p>
                <text:list>
                  <text:list-item>
                    <text:p>AKA IPA or idM</text:p>
                  </text:list-item>
                  <text:list-item>
                    <text:p>Provides Authorization and Authentication services (think Active Directory)</text:p>
                  </text:list-item>
                </text:list>
              </text:list-item>
              <text:list-item>
                <text:p>Red Hat Directory Server (LDAP)</text:p>
              </text:list-item>
              <text:list-item>
                <text:p>MRG Messaging – Messaging Server</text:p>
              </text:list-item>
              <text:list-item>
                <text:p>Ceph and Gluster Distributed Storage Servers</text:p>
              </text:list-item>
              <text:list-item>
                <text:p>OpenStack – IaaS Platform </text:p>
              </text:list-item>
              <text:list-item>
                <text:p>And mo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8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Training Couse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HCSA – Red Hat Certified System Administrator</text:p>
              </text:list-item>
              <text:list-item>
                <text:p>RHCE – Red Hat Certified Engineer</text:p>
                <text:list>
                  <text:list-item>
                    <text:p>Highly recommended!</text:p>
                  </text:list-item>
                </text:list>
              </text:list-item>
              <text:list-item>
                <text:p>EX413 – Server Hardening </text:p>
              </text:list-item>
              <text:list-item>
                <text:p>EX442 – Performance Tuning</text:p>
              </text:list-item>
              <text:list-item>
                <text:p>And more!</text:p>
              </text:list-item>
              <text:list-item>
                <text:p>All these courses and certs are FREE for RH Associates</text:p>
                <text:list>
                  <text:list-item>
                    <text:p>http://coursebooks.rhu.redhat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9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ecommended Reference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<text:span text:style-name="T2">Man pages</text:span></text:p>
                <text:list>
                  <text:list-item>
                    <text:p><text:span text:style-name="T3">Primary Online Documentation</text:span></text:p>
                  </text:list-item>
                  <text:list-item>
                    <text:p><text:span text:style-name="T3">pagename(section number), e.g. ls(1)</text:span></text:p>
                  </text:list-item>
                </text:list>
              </text:list-item>
              <text:list-item>
                <text:p><text:span text:style-name="T3">Info Pages</text:span></text:p>
                <text:list>
                  <text:list-item>
                    <text:p><text:span text:style-name="T3">From FSF</text:span></text:p>
                  </text:list-item>
                </text:list>
              </text:list-item>
              <text:list-item>
                <text:p>Running Linux, by Matt Welsh, et al.</text:p>
                <text:list>
                  <text:list-item>
                    <text:p>Easy Introduction</text:p>
                  </text:list-item>
                </text:list>
              </text:list-item>
              <text:list-item>
                <text:p>Essential System Administration, by AEleen Frisch, et al.</text:p>
              </text:list-item>
              <text:list-item>
                <text:p>UNIX and Linux System Administration Handbook by Evi Nemeth, et. al.</text:p>
              </text:list-item>
              <text:list-item>
                <text:p>The UNIX Programming Environment by Kernighan and Pike </text:p>
              </text:list-item>
              <text:list-item>
                <text:p>docs.fedoraproject.org &amp; docs.redhat.com</text:p>
              </text:list-item>
              <text:list-item>
                <text:p>tldp.org (Lots of outdated information, though)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0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Practical Information</text:p>
          </draw:text-box>
        </draw:frame>
        <draw:frame presentation:style-name="pr9" draw:layer="layout" svg:width="24.483cm" svg:height="13.123cm" svg:x="0.423cm" svg:y="3.669cm" presentation:class="outline" presentation:user-transformed="true">
          <draw:text-box>
            <text:list text:style-name="L4">
              <text:list-item>
                <text:p>RHEL is a HUGE space </text:p>
              </text:list-item>
              <text:list-item>
                <text:p>This is a smattering of information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1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Installing and Running Software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PM/YUM – Package Management</text:p>
              </text:list-item>
              <text:list-item>
                <text:p>subscription-manager – Manage Entitlements</text:p>
                <text:list>
                  <text:list-item>
                    <text:p>RHEL 6&gt;= only.</text:p>
                  </text:list-item>
                  <text:list-item>
                    <text:p>Provides access to various channels</text:p>
                  </text:list-item>
                </text:list>
              </text:list-item>
              <text:list-item>
                <text:p>systemd – init system (new as of 7)</text:p>
              </text:list-item>
              <text:list-item>
                <text:p>Service command (6&lt;=)</text:p>
              </text:list-item>
              <text:list-item>
                <text:p>JBoss &amp; other Middleware technologies are sometimes distributed as Zip archives in addition to RPMS. 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2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PM/YUM/DNF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PM = Red Hat Package Manager</text:p>
              </text:list-item>
              <text:list-item>
                <text:p>YUM = Yellow Dog Update Manager</text:p>
              </text:list-item>
              <text:list-item>
                <text:p>DNF = DaNdiFied YUM </text:p>
              </text:list-item>
              <text:list-item>
                <text:p>RPM is the package format and package database. <text:s/>Provides an archive of the package, the db of locally installed files, and dependency checking </text:p>
              </text:list-item>
              <text:list-item>
                <text:p>YUM provides automatic package fetching, automatic dependency resolution, and other features</text:p>
              </text:list-item>
              <text:list-item>
                <text:p>DNF is an successor to YUM current in the latest Fedora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3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unning Software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From the Shell</text:p>
              </text:list-item>
              <text:list-item>
                <text:p>RHEL &lt;= 6, uses traditional System V init system</text:p>
                <text:list>
                  <text:list-item>
                    <text:p>Each service has a shell script that controls starting/stopping, etc </text:p>
                  </text:list-item>
                </text:list>
              </text:list-item>
              <text:list-item>
                <text:p>RHEL 6 has some upstart components</text:p>
              </text:list-item>
              <text:list-item>
                <text:p>RHEL 7+ uses systemd</text:p>
                <text:list>
                  <text:list-item>
                    <text:p>Each service gets a ini file</text:p>
                  </text:list-item>
                  <text:list-item>
                    <text:p>Less scripting</text:p>
                  </text:list-item>
                </text:list>
              </text:list-item>
              <text:list-item>
                <text:p>CRON</text:p>
              </text:list-item>
              <text:list-item>
                <text:p>at(1)</text:p>
              </text:list-item>
              <text:list-item>
                <text:p>Screen (Your new best friend)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4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unning Processes</text:p>
          </draw:text-box>
        </draw:frame>
        <draw:frame presentation:style-name="pr9" draw:layer="layout" svg:width="24.483cm" svg:height="13.123cm" svg:x="0.423cm" svg:y="3.769cm" presentation:class="outline" presentation:user-transformed="true">
          <draw:text-box>
            <text:list text:style-name="L4">
              <text:list-item>
                <text:p>ps(1) – gives process status </text:p>
              </text:list-item>
              <text:list-item>
                <text:p>top(1) – live updating process status</text:p>
              </text:list-item>
              <text:list-item>
                <text:p>strace(1) – show program's system calls and signals</text:p>
              </text:list-item>
              <text:list-item>
                <text:p>kill(1) - <text:s/>send signals to processes (not just SIGTERM)</text:p>
              </text:list-item>
              <text:list-item>
                <text:p>nice(1) – readjust the priority of a process</text:p>
              </text:list-item>
              <text:list-item>
                <text:p>netstat(8) – network information (including sockets process hold)</text:p>
              </text:list-item>
              <text:list-item>
                <text:p>lsof(8) – list open files</text:p>
              </text:list-item>
              <text:list-item>
                <text:p>fuser(1) – identify processes using files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5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User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Every user has a set of ids and other information associated with them.</text:p>
              </text:list-item>
              <text:list-item>
                <text:p>Root, also known as the Superuser, is the administrative user of the system. <text:s/></text:p>
                <text:list>
                  <text:list-item>
                    <text:p>The root user can do anyting.</text:p>
                  </text:list-item>
                </text:list>
              </text:list-item>
              <text:list-item>
                <text:p>Use the id(1) command to see a user's main id numbers</text:p>
                <text:list>
                  <text:list-item>
                    <text:p>User ID (aka uid)</text:p>
                  </text:list-item>
                  <text:list-item>
                    <text:p>Primary Group ID (aka gids)</text:p>
                  </text:list-item>
                  <text:list-item>
                    <text:p>Secondary Group IDs</text:p>
                  </text:list-item>
                </text:list>
              </text:list-item>
              <text:list-item>
                <text:p>finger(1) can query the user database, also cat'ing /etc/passwd</text:p>
              </text:list-item>
              <text:list-item>
                <text:p>See passwd(5)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6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Permission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Traditional UNIX permissions AKA POSIX permissions</text:p>
                <text:p>$ ls -l testfile </text:p>
                <text:p>-rw-rw-r--. 1 chale chale 0 Jun <text:s/>2 10:03 testfile</text:p>
              </text:list-item>
              <text:list-item>
                <text:p>Three major levels of access control:</text:p>
                <text:list>
                  <text:list-item>
                    <text:p>User</text:p>
                  </text:list-item>
                  <text:list-item>
                    <text:p>Group</text:p>
                  </text:list-item>
                  <text:list-item>
                    <text:p>Everyone else</text:p>
                  </text:list-item>
                </text:list>
              </text:list-item>
              <text:list-item>
                <text:p>Three additional bits control special cases: <text:s/>Sticky bit, SetUID and Set GID</text:p>
              </text:list-item>
              <text:list-item>
                <text:p>RHEL also supports ACLs on some file systems.</text:p>
                <text:list>
                  <text:list-item>
                    <text:p>Few installations use them.</text:p>
                  </text:list-item>
                </text:list>
              </text:list-item>
              <text:list-item>
                <text:p>Way more detailed information in accompanying file guide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7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SELinux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SELinux </text:p>
              </text:list-item>
              <text:list-item>
                <text:p>Fine grained access controls for Linux</text:p>
              </text:list-item>
              <text:list-item>
                <text:p>Code from NSA, now integrated into RHEL and Linux</text:p>
              </text:list-item>
              <text:list-item>
                <text:p>Our default configuration is very restrictive</text:p>
                <text:list>
                  <text:list-item>
                    <text:p><text:span text:style-name="T2">IT WILL GET IN YOUR WAY!</text:span></text:p>
                  </text:list-item>
                </text:list>
              </text:list-item>
              <text:list-item>
                <text:p>Some clients prefer to turn it off</text:p>
              </text:list-item>
              <text:list-item>
                <text:p>Better is to troubleshoot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8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ulimit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Each user is assigned a set of limits, so that a single user cannot unduly impact the system</text:p>
              </text:list-item>
              <text:list-item>
                <text:p>ulimit -a will show current templates</text:p>
              </text:list-item>
              <text:list-item>
                <text:p>Very common problem with JBoss and other large applications is for the max open files to be too small</text:p>
              </text:list-item>
              <text:list-item>
                <text:p>limits.conf(5)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9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Networking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ip(8) can query all kinds of network information (successor to ifconfig, etc)</text:p>
                <text:list>
                  <text:list-item>
                    <text:p>ip a show # show all NICs</text:p>
                  </text:list-item>
                  <text:list-item>
                    <text:p>Ip r show # show current routing table</text:p>
                  </text:list-item>
                </text:list>
              </text:list-item>
              <text:list-item>
                <text:p>netstat(8)</text:p>
                <text:list>
                  <text:list-item>
                    <text:p>netstat -4np # Show all IPv4 connections</text:p>
                  </text:list-item>
                </text:list>
              </text:list-item>
              <text:list-item>
                <text:p>ss(8) replaces netstat</text:p>
                <text:list>
                  <text:list-item>
                    <text:p>ss -t4an</text:p>
                  </text:list-item>
                </text:list>
              </text:list-item>
              <text:list-item>
                <text:p>tcpdump(8) can be used to capture traffic</text:p>
                <text:list>
                  <text:list-item>
                    <text:p>Output can be fed into Wiresha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0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Firewalls<text:tab/>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<text:span text:style-name="T4">iptables is the Linux Kernel Firewall implementation</text:span></text:p>
              </text:list-item>
              <text:list-item>
                <text:p><text:span text:style-name="T4">iptables -L # lists all current firewall rules</text:span></text:p>
              </text:list-item>
              <text:list-item>
                <text:p><text:span text:style-name="T4">In RHEL 7, firewalld was added as a wrapper</text:span></text:p>
                <text:list>
                  <text:list-item>
                    <text:p><text:span text:style-name="T4">firewall-cmd –list-all-z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1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_5f_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layer="layout" svg:width="20.886cm" svg:height="3.22cm" svg:x="-0.001cm" svg:y="-0.001cm" presentation:class="title">
          <draw:text-box>
            <text:p>Writing your own Software</text:p>
          </draw:text-box>
        </draw:frame>
        <draw:frame presentation:style-name="pr12" draw:layer="layout" svg:width="24.483cm" svg:height="13.123cm" svg:x="0.423cm" svg:y="3.669cm" presentation:class="outline">
          <draw:text-box>
            <text:list text:style-name="L4">
              <text:list-item>
                <text:p>GNU Compiler Collection (gcc)</text:p>
              </text:list-item>
              <text:list-item>
                <text:p>Make</text:p>
              </text:list-item>
              <text:list-item>
                <text:p>Shell Scripts</text:p>
                <text:list>
                  <text:list-item>
                    <text:p>See tldp.org for Bash Guides</text:p>
                  </text:list-item>
                </text:list>
              </text:list-item>
              <text:list-item>
                <text:p>Hello World in Shell</text:p>
                <text:list>
                  <text:list-item>
                    <text:p>#! instructs the kernel how to run interpreted programs</text:p>
                  </text:list-item>
                </text:list>
              </text:list-item>
              <text:list-item>
                <text:p>Shell is powerful, but quirky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2" presentation:class="page"/>
          <draw:frame presentation:style-name="pr13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Miscellany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SSH Keys</text:p>
              </text:list-item>
              <text:list-item>
                <text:p>X11</text:p>
                <text:list>
                  <text:list-item>
                    <text:p>ssh -X &lt;host&gt; will allow you to export the display of remote applications to your host</text:p>
                  </text:list-item>
                </text:list>
              </text:list-item>
              <text:list-item>
                <text:p>rd.break (how to get control of any RHEL system)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3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 presentation:user-transformed="true">
          <draw:text-box>
            <text:p><text:s/></text:p>
          </draw:text-box>
        </draw:frame>
        <draw:frame presentation:style-name="pr9" draw:text-style-name="P12" draw:layer="layout" svg:width="24.483cm" svg:height="13.123cm" svg:x="0.423cm" svg:y="3.669cm" presentation:class="outline">
          <draw:text-box>
            <text:list text:style-name="L4">
              <text:list-header>
                <text:p text:style-name="P11"><text:span text:style-name="T6">QUESTIONS?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4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 presentation:placeholder="true">
          <draw:text-box/>
        </draw:frame>
        <draw:frame presentation:style-name="pr9" draw:layer="layout" svg:width="24.483cm" svg:height="13.123cm" svg:x="0.423cm" svg:y="3.669cm" presentation:class="outline" presentation:placeholder="true">
          <draw:text-box/>
        </draw:frame>
        <presentation:notes draw:style-name="dp2">
          <draw:page-thumbnail draw:style-name="gr1" draw:layer="layout" svg:width="12.665cm" svg:height="9.5cm" svg:x="3.178cm" svg:y="1.904cm" draw:page-number="25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LGC Sans" svg:font-family="'DejaVu LGC Sans'" style:font-pitch="variable"/>
    <style:font-face style:name="Liberation Sans1" svg:font-family="'Liberation Sans'" style:font-pitch="variable"/>
    <style:font-face style:name="Liberation Sans Bold1" svg:font-family="'Liberation Sans Bold'" style:font-pitch="variable"/>
    <style:font-face style:name="Tahoma1" svg:font-family="Tahoma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 Bold2" svg:font-family="'Liberation Sans Bold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DC00000465E88143F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25cm">
        <text:list-style style:name="Default-outline1">
          <text:list-level-style-bullet text:level="1" text:bullet-char="•">
            <style:list-level-properties text:space-before="0.03cm" text:min-label-width="0.627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17cm" text:min-label-width="0.62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8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445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715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12cm"/>
          <style:tab-stop style:position="1.882cm"/>
          <style:tab-stop style:position="3.152cm"/>
          <style:tab-stop style:position="4.422cm"/>
          <style:tab-stop style:position="5.692cm"/>
          <style:tab-stop style:position="6.962cm"/>
          <style:tab-stop style:position="8.232cm"/>
          <style:tab-stop style:position="9.502cm"/>
          <style:tab-stop style:position="10.772cm"/>
          <style:tab-stop style:position="12.042cm"/>
          <style:tab-stop style:position="13.312cm"/>
          <style:tab-stop style:position="14.582cm"/>
          <style:tab-stop style:position="15.852cm"/>
          <style:tab-stop style:position="17.122cm"/>
          <style:tab-stop style:position="18.392cm"/>
          <style:tab-stop style:position="19.662cm"/>
          <style:tab-stop style:position="20.932cm"/>
          <style:tab-stop style:position="22.202cm"/>
          <style:tab-stop style:position="23.472cm"/>
          <style:tab-stop style:position="24.742cm"/>
        </style:tab-stops>
      </style:paragraph-properties>
      <style:text-properties fo:color="#404040" style:text-outline="false" style:text-line-through-style="none" style:text-line-through-type="none" style:text-position="0% 100%" style:font-name="Liberation Sans1" fo:font-family="'Liberation San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026cm"/>
          <style:tab-stop style:position="1.296cm"/>
          <style:tab-stop style:position="2.566cm"/>
          <style:tab-stop style:position="3.836cm"/>
          <style:tab-stop style:position="5.106cm"/>
          <style:tab-stop style:position="6.376cm"/>
          <style:tab-stop style:position="7.646cm"/>
          <style:tab-stop style:position="8.916cm"/>
          <style:tab-stop style:position="10.186cm"/>
          <style:tab-stop style:position="11.456cm"/>
          <style:tab-stop style:position="12.726cm"/>
          <style:tab-stop style:position="13.996cm"/>
          <style:tab-stop style:position="15.266cm"/>
          <style:tab-stop style:position="16.536cm"/>
          <style:tab-stop style:position="17.806cm"/>
          <style:tab-stop style:position="19.076cm"/>
          <style:tab-stop style:position="20.346cm"/>
          <style:tab-stop style:position="21.616cm"/>
          <style:tab-stop style:position="22.886cm"/>
          <style:tab-stop style:position="24.1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43cm"/>
          <style:tab-stop style:position="1.913cm"/>
          <style:tab-stop style:position="3.183cm"/>
          <style:tab-stop style:position="4.453cm"/>
          <style:tab-stop style:position="5.723cm"/>
          <style:tab-stop style:position="6.993cm"/>
          <style:tab-stop style:position="8.263cm"/>
          <style:tab-stop style:position="9.533cm"/>
          <style:tab-stop style:position="10.803cm"/>
          <style:tab-stop style:position="12.073cm"/>
          <style:tab-stop style:position="13.343cm"/>
          <style:tab-stop style:position="14.613cm"/>
          <style:tab-stop style:position="15.883cm"/>
          <style:tab-stop style:position="17.153cm"/>
          <style:tab-stop style:position="18.423cm"/>
          <style:tab-stop style:position="19.693cm"/>
          <style:tab-stop style:position="20.963cm"/>
          <style:tab-stop style:position="22.233cm"/>
          <style:tab-stop style:position="23.503cm"/>
          <style:tab-stop style:position="24.773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8pt" fo:font-style="normal" fo:text-shadow="none" style:text-underline-style="none" fo:font-weight="normal" style:font-name-asian="ＭＳ Ｐゴシック2" style:font-family-asian="'ＭＳ Ｐゴシック'" style:font-pitch-asian="variable" style:font-size-asian="18pt" style:font-style-asian="normal" style:font-weight-asian="normal" style:font-name-complex="ＭＳ Ｐゴシック2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1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8cm"/>
            <style:text-properties style:font-name="Arial2" fo:color="#000000" fo:font-size="100%"/>
          </text:list-level-style-bullet>
        </text:list-style>
      </style:graphic-properties>
      <style:paragraph-properties fo:margin-left="0.03cm" fo:margin-right="0cm" fo:margin-top="0.28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509cm"/>
          <style:tab-stop style:position="3.779cm"/>
          <style:tab-stop style:position="5.049cm"/>
          <style:tab-stop style:position="6.319cm"/>
          <style:tab-stop style:position="7.589cm"/>
          <style:tab-stop style:position="8.859cm"/>
          <style:tab-stop style:position="10.129cm"/>
          <style:tab-stop style:position="11.399cm"/>
          <style:tab-stop style:position="12.669cm"/>
          <style:tab-stop style:position="13.939cm"/>
          <style:tab-stop style:position="15.209cm"/>
          <style:tab-stop style:position="16.479cm"/>
          <style:tab-stop style:position="17.749cm"/>
          <style:tab-stop style:position="19.019cm"/>
          <style:tab-stop style:position="20.289cm"/>
          <style:tab-stop style:position="21.559cm"/>
          <style:tab-stop style:position="22.829cm"/>
          <style:tab-stop style:position="24.099cm"/>
          <style:tab-stop style:position="25.369cm"/>
        </style:tab-stops>
      </style:paragraph-properties>
      <style:text-properties fo:color="#404040" style:text-outline="false" style:text-line-through-style="none" style:text-line-through-type="none" style:text-position="0% 100%" style:font-name="Liberation Sans1" fo:font-family="'Liberation San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Liberation Sans Bold1" fo:font-family="'Liberation Sans Bold'" style:font-pitch="variable" fo:font-size="23.7999992370605pt" fo:font-style="normal" fo:text-shadow="none" style:text-underline-style="none" fo:font-weight="bold" style:font-name-asian="ＭＳ Ｐゴシック2" style:font-family-asian="'ＭＳ Ｐゴシック'" style:font-pitch-asian="variable" style:font-size-asian="24pt" style:font-style-asian="normal" style:font-weight-asian="bold" style:font-name-complex="ＭＳ Ｐゴシック2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RH_25_20Internal_25_20Preso_25_20-background" style:display-name="RH%20Internal%20Preso%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RH_25_20Internal_25_20Preso_25_20-backgroundobjects" style:display-name="RH%20Internal%20Preso%20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RH_25_20Internal_25_20Preso_25_20-notes" style:display-name="RH%20Internal%20Preso%20-notes" style:family="presentation">
      <style:graphic-properties draw:stroke="none" draw:fill="none">
        <text:list-style style:name="RH_25_20Internal_25_20Preso_25_20-notes" style:display-name="RH%20Internal%20Preso%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outline1" style:display-name="RH%20Internal%20Preso%2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RH_25_20Internal_25_20Preso_25_20-outline1" style:display-name="RH%20Internal%20Preso%20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outline2" style:display-name="RH%20Internal%20Preso%20-outline2" style:family="presentation" style:parent-style-name="RH_25_20Internal_25_20Preso_25_20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RH_25_20Internal_25_20Preso_25_20-outline3" style:display-name="RH%20Internal%20Preso%20-outline3" style:family="presentation" style:parent-style-name="RH_25_20Internal_25_20Preso_25_20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RH_25_20Internal_25_20Preso_25_20-outline4" style:display-name="RH%20Internal%20Preso%20-outline4" style:family="presentation" style:parent-style-name="RH_25_20Internal_25_20Preso_25_20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5" style:display-name="RH%20Internal%20Preso%20-outline5" style:family="presentation" style:parent-style-name="RH_25_20Internal_25_20Preso_25_20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6" style:display-name="RH%20Internal%20Preso%20-outline6" style:family="presentation" style:parent-style-name="RH_25_20Internal_25_20Preso_25_20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7" style:display-name="RH%20Internal%20Preso%20-outline7" style:family="presentation" style:parent-style-name="RH_25_20Internal_25_20Preso_25_20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8" style:display-name="RH%20Internal%20Preso%20-outline8" style:family="presentation" style:parent-style-name="RH_25_20Internal_25_20Preso_25_20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9" style:display-name="RH%20Internal%20Preso%20-outline9" style:family="presentation" style:parent-style-name="RH_25_20Internal_25_20Preso_25_20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subtitle" style:display-name="RH%20Internal%20Preso%20-subtitle" style:family="presentation">
      <style:graphic-properties draw:stroke="none" draw:fill="none" draw:fill-image-width="0cm" draw:fill-image-height="0cm" draw:textarea-horizontal-align="left" draw:textarea-vertical-align="top">
        <text:list-style style:name="RH_25_20Internal_25_20Preso_25_20-subtitle" style:display-name="RH%20Internal%20Preso%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title" style:display-name="RH%20Internal%20Preso%20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RH_25_20Internal_25_20Preso_25_20-title" style:display-name="RH%20Internal%20Preso%2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horizontal-align="left" draw:textarea-vertical-align="top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subtitle" style:family="presentation">
      <style:graphic-properties draw:stroke="none" draw:fill="none" draw:textarea-horizontal-align="left" draw:textarea-vertical-align="top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04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horizontal-align="left" draw:textarea-vertical-align="top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2_5f_-title" style:display-name="Title2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104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horizontal-align="left" draw:textarea-vertical-align="top">
        <text:list-style style:name="Title2_5f__5f_-subtitle" style:display-name="Title2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2_5f__5f_-title" style:display-name="Title2_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M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433cm" fo:min-width="24.9cm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959cm" fo:min-width="24.9cm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M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9cm" fo:min-width="7.755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9cm" fo:min-width="7.737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8cm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86cm" fo:min-width="0cm" fo:padding-top="0.13cm" fo:padding-bottom="0.13cm" fo:padding-left="0.25cm" fo:padding-right="0.25cm" fo:wrap-option="wrap"/>
    </style:style>
    <style:style style:name="Mpr6" style:family="presentation" style:parent-style-name="RH_25_20Internal_25_20Preso_25_20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RH_25_20Internal_25_20Preso_25_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8" style:family="presentation" style:parent-style-name="Title2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0" style:family="presentation" style:parent-style-name="Title9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2" style:family="presentation" style:parent-style-name="Title2_5f_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2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4" style:family="presentation" style:parent-style-name="Title2_5f__5f_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le2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punctuation-wrap="hanging" style:line-break="strict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93%" fo:text-align="center" fo:text-indent="0cm" style:punctuation-wrap="hanging" style:line-break="strict" style:writing-mode="lr-tb"/>
    </style:style>
    <style:style style:name="MP16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MT5" style:family="text">
      <style:text-properties fo:color="#898989" fo:font-size="12pt" fo:language="en" fo:country="US" style:font-name-asian="DejaVu LGC Sans" style:font-size-asian="12pt" style:font-name-complex="DejaVu LGC Sans" style:font-size-complex="12pt"/>
    </style:style>
    <style:style style:name="MT6" style:family="text">
      <style:text-properties fo:color="#000000" style:font-name="Calibri2" fo:font-size="12pt" fo:language="en" fo:country="GB" style:font-size-asian="12pt" style:font-size-complex="12pt"/>
    </style:style>
    <style:style style:name="MT7" style:family="text">
      <style:text-properties fo:color="#898989" style:font-name="Liberation Sans2" fo:font-size="12pt" fo:language="en" fo:country="US" style:font-name-asian="Liberation Sans2" style:font-size-asian="12pt" style:font-name-complex="Liberation Sans2" style:font-size-complex="12pt"/>
    </style:style>
    <style:style style:name="MT8" style:family="text">
      <style:text-properties fo:color="#ffffff" style:font-name="Liberation Sans2" fo:font-size="18pt" fo:language="en" fo:country="US" fo:font-weight="bold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2.847cm" svg:height="12.573cm" svg:x="1.269cm" svg:y="4.185cm" presentation:class="outline" presentation:placeholder="true">
        <draw:text-box/>
      </draw:frame>
      <draw:frame presentation:style-name="Default-title" draw:layer="backgroundobjects" svg:width="17.798cm" svg:height="3.176cm" svg:x="7.602cm" svg:y="-0.001cm" presentation:class="title" presentation:placeholder="true">
        <draw:text-box/>
      </draw:frame>
      <draw:frame presentation:style-name="Mpr1" draw:layer="backgroundobjects" svg:width="3.048cm" svg:height="1.016cm" svg:x="0.254cm" svg:y="17.78cm" presentation:class="date-time">
        <draw:text-box>
          <text:list text:style-name="ML2">
            <text:list-header>
              <text:p><text:span text:style-name="MT2">7/24/11</text:span></text:p>
            </text:list-header>
          </text:list>
        </draw:text-box>
      </draw:frame>
      <draw:frame presentation:style-name="Mpr2" draw:layer="backgroundobjects" svg:width="2.84cm" svg:height="1.277cm" svg:x="20.782cm" svg:y="17.265cm" presentation:class="page-number">
        <draw:text-box>
          <text:p><text:page-number>&lt;number&gt;</text:page-number></text:p>
        </draw:text-box>
      </draw:frame>
      <draw:frame presentation:style-name="Mpr3" draw:layer="backgroundobjects" svg:width="15.24cm" svg:height="0.769cm" svg:x="3.81cm" svg:y="17.773cm" presentation:class="footer">
        <draw:text-box>
          <text:p/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frame presentation:style-name="Mpr4" draw:text-style-name="MP4" draw:layer="backgroundobjects" svg:width="8.253cm" svg:height="1.27cm" svg:x="0cm" svg:y="0cm" presentation:class="header">
          <draw:text-box>
            <text:p/>
          </draw:text-box>
        </draw:frame>
        <draw:frame presentation:style-name="Mpr4" draw:text-style-name="MP6" draw:layer="backgroundobjects" svg:width="8.253cm" svg:height="1.27cm" svg:x="10.792cm" svg:y="0cm" presentation:class="date-time">
          <draw:text-box>
            <text:list text:style-name="ML3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48cm" svg:height="9.522cm" svg:x="3.199cm" svg:y="1.906cm" presentation:class="page"/>
        <draw:frame presentation:style-name="Default-notes" draw:layer="backgroundobjects" svg:width="15.241cm" svg:height="11.429cm" svg:x="1.903cm" svg:y="12.063cm" presentation:class="notes" presentation:placeholder="true">
          <draw:text-box/>
        </draw:frame>
        <draw:frame presentation:style-name="Mpr5" draw:text-style-name="MP4" draw:layer="backgroundobjects" svg:width="8.253cm" svg:height="1.271cm" svg:x="0cm" svg:y="24.123cm" presentation:class="footer">
          <draw:text-box>
            <text:p/>
          </draw:text-box>
        </draw:frame>
        <draw:frame presentation:style-name="Mpr5" draw:text-style-name="MP6" draw:layer="backgroundobjects" svg:width="8.253cm" svg:height="1.271cm" svg:x="10.792cm" svg:y="24.123cm" presentation:class="page-number">
          <draw:text-box>
            <text:list text:style-name="ML3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RH_25_20Internal_25_20Preso_25_20" style:display-name="RH%20Internal%20Preso%20" style:page-layout-name="PM1" draw:style-name="Mdp2"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RH_25_20Internal_25_20Preso_25_20-title" draw:layer="backgroundobjects" svg:width="25.4cm" svg:height="2.752cm" svg:x="0cm" svg:y="7.09cm" presentation:class="title" presentation:placeholder="true">
        <draw:text-box/>
      </draw:frame>
      <draw:frame presentation:style-name="RH_25_20Internal_25_20Preso_25_20-outline1" draw:layer="backgroundobjects" svg:width="17.11cm" svg:height="6.457cm" svg:x="0.847cm" svg:y="10.3cm" presentation:class="outline" presentation:placeholder="true">
        <draw:text-box/>
      </draw:frame>
      <draw:frame presentation:style-name="Mpr6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9-02">09/02/15</text:date></text:span></text:p>
            </text:list-header>
          </text:list>
        </draw:text-box>
      </draw:frame>
      <draw:frame presentation:style-name="Mpr6" draw:text-style-name="MP12" draw:layer="backgroundobjects" svg:width="8.044cm" svg:height="1.015cm" svg:x="8.678cm" svg:y="17.657cm" presentation:class="footer">
        <draw:text-box>
          <text:p/>
        </draw:text-box>
      </draw:frame>
      <draw:frame presentation:style-name="Mpr6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RH_25_20Internal_25_20Preso_25_20-title" draw:layer="backgroundobjects" svg:width="12.665cm" svg:height="9.5cm" svg:x="3.178cm" svg:y="1.904cm" presentation:class="page"/>
        <draw:frame presentation:style-name="RH_25_20Internal_25_20Preso_25_20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custom-shape draw:name="Rectangle 11" draw:style-name="Mgr9" draw:text-style-name="MP7" draw:layer="backgroundobjects" svg:width="25.4cm" svg:height="3.219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2-title" draw:layer="backgroundobjects" svg:width="20.886cm" svg:height="3.22cm" svg:x="-0.001cm" svg:y="-0.001cm" presentation:class="title" presentation:placeholder="true">
        <draw:text-box/>
      </draw:frame>
      <draw:frame presentation:style-name="Title2-outline1" draw:layer="backgroundobjects" svg:width="24.483cm" svg:height="13.123cm" svg:x="0.423cm" svg:y="3.669cm" presentation:class="outline" presentation:placeholder="true">
        <draw:text-box/>
      </draw:frame>
      <draw:frame presentation:style-name="Mpr8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9-02">09/02/15</text:date></text:span></text:p>
            </text:list-header>
          </text:list>
        </draw:text-box>
      </draw:frame>
      <draw:frame presentation:style-name="Mpr8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8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65cm" svg:height="9.5cm" svg:x="3.178cm" svg:y="1.904cm" presentation:class="page"/>
        <draw:frame presentation:style-name="Title2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2"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8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9-title" draw:layer="backgroundobjects" svg:width="20.743cm" svg:height="1.694cm" svg:x="-0.001cm" svg:y="-0.001cm" presentation:class="title" presentation:placeholder="true">
        <draw:text-box/>
      </draw:frame>
      <draw:frame presentation:style-name="Title9-outline1" draw:layer="backgroundobjects" svg:width="23.248cm" svg:height="14.393cm" svg:x="1.27cm" svg:y="2.293cm" presentation:class="outline" presentation:placeholder="true">
        <draw:text-box/>
      </draw:frame>
      <draw:frame presentation:style-name="Mpr10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9-02">09/02/15</text:date></text:span></text:p>
            </text:list-header>
          </text:list>
        </draw:text-box>
      </draw:frame>
      <draw:frame presentation:style-name="Mpr10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10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9-title" draw:layer="backgroundobjects" svg:width="12.665cm" svg:height="9.5cm" svg:x="3.178cm" svg:y="1.904cm" presentation:class="page"/>
        <draw:frame presentation:style-name="Title9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office:forms form:automatic-focus="false" form:apply-design-mode="false"/>
      <draw:custom-shape draw:name="Rectangle 9" draw:style-name="Mgr10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10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16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custom-shape draw:name="Rectangle 11" draw:style-name="Mgr11" draw:text-style-name="MP7" draw:layer="backgroundobjects" svg:width="25.4cm" svg:height="3.219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2_5f_-title" draw:layer="backgroundobjects" svg:width="20.886cm" svg:height="3.22cm" svg:x="-0.001cm" svg:y="-0.001cm" presentation:class="title" presentation:placeholder="true">
        <draw:text-box/>
      </draw:frame>
      <draw:frame presentation:style-name="Title2_5f_-outline1" draw:layer="backgroundobjects" svg:width="24.483cm" svg:height="13.123cm" svg:x="0.423cm" svg:y="3.669cm" presentation:class="outline" presentation:placeholder="true">
        <draw:text-box/>
      </draw:frame>
      <draw:frame presentation:style-name="Mpr12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9-02">09/02/15</text:date></text:span></text:p>
            </text:list-header>
          </text:list>
        </draw:text-box>
      </draw:frame>
      <draw:frame presentation:style-name="Mpr12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12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13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14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_5f_-title" draw:layer="backgroundobjects" svg:width="12.665cm" svg:height="9.5cm" svg:x="3.178cm" svg:y="1.904cm" presentation:class="page"/>
        <draw:frame presentation:style-name="Title2_5f_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13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9" draw:style-name="Mgr10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10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16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custom-shape draw:name="Rectangle 11" draw:style-name="Mgr11" draw:text-style-name="MP7" draw:layer="backgroundobjects" svg:width="25.4cm" svg:height="3.219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2_5f__5f_-title" draw:layer="backgroundobjects" svg:width="20.886cm" svg:height="3.22cm" svg:x="-0.001cm" svg:y="-0.001cm" presentation:class="title" presentation:placeholder="true">
        <draw:text-box/>
      </draw:frame>
      <draw:frame presentation:style-name="Title2_5f__5f_-outline1" draw:layer="backgroundobjects" svg:width="24.483cm" svg:height="13.123cm" svg:x="0.423cm" svg:y="3.669cm" presentation:class="outline" presentation:placeholder="true">
        <draw:text-box/>
      </draw:frame>
      <draw:frame presentation:style-name="Mpr14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9-02">09/02/15</text:date></text:span></text:p>
            </text:list-header>
          </text:list>
        </draw:text-box>
      </draw:frame>
      <draw:frame presentation:style-name="Mpr14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14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13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14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_5f__5f_-title" draw:layer="backgroundobjects" svg:width="12.665cm" svg:height="9.5cm" svg:x="3.178cm" svg:y="1.904cm" presentation:class="page"/>
        <draw:frame presentation:style-name="Title2_5f__5f_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13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HC Preso Internal v004</dc:title>
    <meta:creation-date>2015-07-13T00:47:11.015268629</meta:creation-date>
    <meta:editing-cycles>14</meta:editing-cycles>
    <meta:editing-duration>PT2H32M9S</meta:editing-duration>
    <meta:generator>LibreOffice/4.3.7.2$Linux_X86_64 LibreOffice_project/430$Build-2</meta:generator>
    <meta:initial-creator>Clark Hale</meta:initial-creator>
    <dc:date>2015-09-02T12:20:50.504436520</dc:date>
    <dc:creator>Clark Hale</dc:creator>
    <meta:document-statistic meta:object-count="284"/>
    <meta:template xlink:type="simple" xlink:actuate="onRequest" xlink:title="RHC Preso Internal v004" xlink:href="../../Templates/RHC%20Preso%20Internal%20v004.otp" meta:date="2015-07-13T00:47:10.905454929"/>
  </office:meta>
</office:document-meta>
</file>